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fo:font-weight="bold" officeooo:rsid="000ef1dc" officeooo:paragraph-rsid="000ef1dc" style:font-weight-asian="bold" style:font-weight-complex="bold"/>
    </style:style>
    <style:style style:name="P2" style:family="paragraph" style:parent-style-name="Standard">
      <style:paragraph-properties fo:text-align="center" style:justify-single-word="false"/>
      <style:text-properties fo:color="#000000" loext:opacity="100%" style:font-name="Times New Roman" fo:font-size="14pt" style:text-underline-style="solid" style:text-underline-width="auto" style:text-underline-color="#ff0000" fo:font-weight="bold" officeooo:rsid="000cac18" officeooo:paragraph-rsid="000cac18" style:font-size-asian="14pt" style:font-weight-asian="bold" style:font-size-complex="14pt" style:font-weight-complex="bold"/>
    </style:style>
    <style:style style:name="P3" style:family="paragraph" style:parent-style-name="Standard">
      <style:paragraph-properties fo:text-align="justify" style:justify-single-word="false"/>
      <style:text-properties fo:color="#000000" loext:opacity="100%" style:font-name="Times New Roman" fo:font-size="12pt" style:text-underline-style="solid" style:text-underline-width="auto" style:text-underline-color="#ff0000" fo:font-weight="bold" officeooo:rsid="000db3a2" officeooo:paragraph-rsid="000ea02a" style:font-size-asian="12pt" style:font-weight-asian="bold" style:font-size-complex="12pt" style:font-weight-complex="bold"/>
    </style:style>
    <style:style style:name="P4" style:family="paragraph" style:parent-style-name="Standard">
      <style:paragraph-properties fo:text-align="justify" style:justify-single-word="false"/>
      <style:text-properties officeooo:paragraph-rsid="000db3a2"/>
    </style:style>
    <style:style style:name="P5" style:family="paragraph" style:parent-style-name="Standard">
      <style:paragraph-properties fo:text-align="justify" style:justify-single-word="false"/>
      <style:text-properties officeooo:rsid="000ea02a" officeooo:paragraph-rsid="000ea02a"/>
    </style:style>
    <style:style style:name="P6" style:family="paragraph" style:parent-style-name="Standard">
      <style:paragraph-properties fo:text-align="justify" style:justify-single-word="false"/>
      <style:text-properties fo:color="#000000" loext:opacity="100%" style:font-name="Times New Roman" fo:font-size="12pt" style:text-underline-style="none" fo:font-weight="normal" officeooo:rsid="000cac18" officeooo:paragraph-rsid="000cac1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loext:opacity="100%" style:font-name="Times New Roman" fo:font-size="12pt" style:text-underline-style="none" fo:font-weight="normal" officeooo:rsid="000ea02a" officeooo:paragraph-rsid="000db3a2"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loext:opacity="100%" style:font-name="Times New Roman" fo:font-size="12pt" style:text-underline-style="none" fo:font-weight="normal" officeooo:rsid="000ea02a" officeooo:paragraph-rsid="000ea02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loext:opacity="100%" style:font-name="Times New Roman" fo:font-size="12pt" style:text-underline-style="none" fo:font-weight="bold" officeooo:rsid="000db3a2" officeooo:paragraph-rsid="000db3a2"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officeooo:rsid="000ef1dc" officeooo:paragraph-rsid="000ea02a"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color="#000000" loext:opacity="100%" style:font-name="Times New Roman" fo:font-size="12pt" fo:font-style="normal" style:text-underline-style="none" fo:font-weight="normal" officeooo:rsid="000ef1dc" officeooo:paragraph-rsid="000ef1dc"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color="#000000" loext:opacity="100%" style:font-name="Times New Roman" fo:font-size="12pt" fo:font-style="normal" style:text-underline-style="none" fo:font-weight="bold" officeooo:rsid="000ef1dc" officeooo:paragraph-rsid="000ef1dc" style:font-size-asian="12pt" style:font-style-asian="normal" style:font-weight-asian="bold" style:font-size-complex="12pt" style:font-style-complex="normal" style:font-weight-complex="bold"/>
    </style:style>
    <style:style style:name="P13" style:family="paragraph" style:parent-style-name="Standard" style:list-style-name="L1">
      <style:paragraph-properties fo:text-align="justify" style:justify-single-word="false"/>
      <style:text-properties officeooo:rsid="000ea02a" officeooo:paragraph-rsid="000ea02a"/>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ea02a" style:font-weight-asian="normal" style:font-weight-complex="normal"/>
    </style:style>
    <style:style style:name="T4" style:family="text">
      <style:text-properties style:text-underline-style="none" fo:font-weight="normal" officeooo:rsid="000f7a71" style:font-weight-asian="normal" style:font-weight-complex="normal"/>
    </style:style>
    <style:style style:name="T5" style:family="text">
      <style:text-properties style:text-underline-style="none" fo:font-weight="normal" officeooo:rsid="00105883" style:font-weight-asian="normal" style:font-weight-complex="normal"/>
    </style:style>
    <style:style style:name="T6" style:family="text">
      <style:text-properties fo:color="#000000" loext:opacity="100%" style:font-name="Times New Roman" fo:font-size="12pt" style:text-underline-style="none" fo:font-weight="normal" style:font-size-asian="12pt" style:font-weight-asian="normal" style:font-size-complex="12pt" style:font-weight-complex="normal"/>
    </style:style>
    <style:style style:name="T7" style:family="text">
      <style:text-properties fo:color="#000000" loext:opacity="100%" style:font-name="Times New Roman" fo:font-size="12pt" style:text-underline-style="none" fo:font-weight="normal" officeooo:rsid="000ea02a" style:font-size-asian="12pt" style:font-weight-asian="normal" style:font-size-complex="12pt" style:font-weight-complex="normal"/>
    </style:style>
    <style:style style:name="T8" style:family="text">
      <style:text-properties fo:color="#000000" loext:opacity="100%" style:font-name="Times New Roman" fo:font-size="12pt" style:text-underline-style="none" fo:font-weight="normal" officeooo:rsid="000ef1dc" style:font-size-asian="12pt" style:font-weight-asian="normal" style:font-size-complex="12pt" style:font-weight-complex="normal"/>
    </style:style>
    <style:style style:name="T9" style:family="text">
      <style:text-properties fo:color="#000000" loext:opacity="100%" style:font-name="Times New Roman" fo:font-size="12pt" style:text-underline-style="none" fo:font-weight="normal" officeooo:rsid="000f7a71" style:font-size-asian="12pt" style:font-weight-asian="normal" style:font-size-complex="12pt" style:font-weight-complex="normal"/>
    </style:style>
    <style:style style:name="T10" style:family="text">
      <style:text-properties fo:color="#000000" loext:opacity="100%" style:font-name="Times New Roman" fo:font-size="12pt" fo:font-style="italic" style:text-underline-style="none" fo:font-weight="normal" officeooo:rsid="000ef1dc" style:font-size-asian="12pt" style:font-style-asian="italic" style:font-weight-asian="normal" style:font-size-complex="12pt" style:font-style-complex="italic" style:font-weight-complex="normal"/>
    </style:style>
    <style:style style:name="T11"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color="#000000" loext:opacity="100%" style:font-name="Times New Roman" fo:font-size="12pt" fo:font-style="normal" style:text-underline-style="none" fo:font-weight="normal" officeooo:rsid="000ef1dc" style:font-size-asian="12pt" style:font-style-asian="normal" style:font-weight-asian="normal" style:font-size-complex="12pt" style:font-style-complex="normal" style:font-weight-complex="normal"/>
    </style:style>
    <style:style style:name="T13" style:family="text">
      <style:text-properties fo:color="#000000" loext:opacity="100%" style:font-name="Times New Roman" fo:font-size="12pt" fo:font-style="normal" style:text-underline-style="none" fo:font-weight="normal" officeooo:rsid="000f7a71" style:font-size-asian="12pt" style:font-style-asian="normal" style:font-weight-asian="normal" style:font-size-complex="12pt" style:font-style-complex="normal" style:font-weight-complex="normal"/>
    </style:style>
    <style:style style:name="T14" style:family="text">
      <style:text-properties officeooo:rsid="00105883"/>
    </style:style>
    <style:style style:name="T15" style:family="text">
      <style:text-properties officeooo:rsid="000f7a7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ésumé Exécutif </text:p>
      <text:p text:style-name="P2"/>
      <text:p text:style-name="P6">Nom : Monlouis</text:p>
      <text:p text:style-name="P6">Prénom : Gaël</text:p>
      <text:p text:style-name="P6">Formation : Développeur Web Web Mobile</text:p>
      <text:p text:style-name="P6"/>
      <text:p text:style-name="P6">Projet : Bibliotheca Mobilis</text:p>
      <text:p text:style-name="P6"/>
      <text:p text:style-name="P9">Contexte du projet </text:p>
      <text:p text:style-name="P9"/>
      <text:p text:style-name="P3"><text:span text:style-name="T1"><text:tab/></text:span><text:span text:style-name="T2">Il y a quelques temps je jouais à un jeu mobile sur le thème de Warhammer 40.000* au seins d’une guilde réunissant des personnes connaissant l’univers du jeu et d’autres aucunement. Ceci créait une certaine distance entre les connaisseurs et les autres. Afin de palier ceci nous tentions d’expliquer l’univers ainsi que les phrases dites dans le tchat sur le discord du groupe. Ceci avait souvent pour résultat de plus embrouiller les joueurs </text:span><text:span text:style-name="T4">que de vrai</text:span><text:span text:style-name="T5">ment</text:span><text:span text:style-name="T4"> les aider à comprendre.</text:span><text:span text:style-name="T2"> </text:span><text:span text:style-name="T3">En effet,</text:span><text:span text:style-name="T2"> Warhammer 40.000 est un univers </text:span><text:span text:style-name="T3">dont l’histoire évolue </text:span><text:span text:style-name="T2">depuis </text:span><text:span text:style-name="T3">plus de 30 ans au travers de </text:span><text:span text:style-name="T4">ses </text:span><text:span text:style-name="T3">livre</text:span><text:span text:style-name="T4">s</text:span><text:span text:style-name="T3"> de règle ainsi que de roman et par conséquent, il est devenu très riche et complexe.</text:span></text:p>
      <text:p text:style-name="P7"/>
      <text:p text:style-name="P4"><text:span text:style-name="T7">Mon projet </text:span><text:span text:style-name="T8">a</text:span><text:span text:style-name="T7"> donc 2 buts principaux :</text:span></text:p>
      <text:p text:style-name="P7"/>
      <text:list xml:id="list4208272574" text:style-name="L1">
        <text:list-item>
          <text:p text:style-name="P13"><text:span text:style-name="T6">permettre à n’importe qui d’avoir les principales connaisses des faits majeurs dans cette univers avec leurs contexte, afin de pouvoir comprendre aisément les relations entre les races/groupes/ personnages, ainsi que les événement</text:span><text:span text:style-name="T8">s</text:span><text:span text:style-name="T6"> secondaire</text:span><text:span text:style-name="T8">s</text:span><text:span text:style-name="T6">.</text:span></text:p>
        </text:list-item>
      </text:list>
      <text:p text:style-name="P8"/>
      <text:list xml:id="list204251614215895" text:continue-numbering="true" text:style-name="L1">
        <text:list-item>
          <text:p text:style-name="P13"><text:span text:style-name="T6">permettre au utilisateur d’ajouter du contenu tel que des armées ou personnages, soit déjà présent dans l’univers mais non traité dans le contenu explicatif, soit complètement personnel</text:span><text:span text:style-name="T9">s</text:span><text:span text:style-name="T6"> de la même manière que le jeu de figurine le permet.</text:span></text:p>
        </text:list-item>
      </text:list>
      <text:p text:style-name="P8"/>
      <text:p text:style-name="P8"/>
      <text:p text:style-name="P5"><text:span text:style-name="T6">* Warhammer 40.000 : </text:span><text:span text:style-name="T8">j</text:span><text:span text:style-name="T6">eu de plateau </text:span><text:span text:style-name="T8">créer en 1987 par Games Workshop,</text:span><text:span text:style-name="T6"> o</text:span><text:span text:style-name="T8">ù</text:span><text:span text:style-name="T6"> les joueurs monte</text:span><text:span text:style-name="T8">nt</text:span><text:span text:style-name="T6"> et peigne</text:span><text:span text:style-name="T8">nt des figurines avant de les mener, tel un commandant, sur la table de jeu. C’est un univers de </text:span><text:span text:style-name="T10">science fantasy, </text:span><text:span text:style-name="T12">un sous genre de la science fiction dans lequel on trouve des éléments de fantasy dans un univers de science fiction ou inversement.</text:span></text:p>
      <text:p text:style-name="P10"/>
      <text:p text:style-name="P10"/>
      <text:p text:style-name="P12">Réalisation</text:p>
      <text:p text:style-name="P11"/>
      <text:p text:style-name="P11">Pour réaliser mon projet j’ai utilisé :</text:p>
      <text:p text:style-name="P11">- programmation : Visual Studio Code <text:s/>(IDE), GitHub, Django(framwork), SCSS <text:span text:style-name="T14">(pré-processeur CSS) ety postgreSQL(base de donnée)</text:span> , mockflow.com <text:span text:style-name="T15">(réalisation de wireframe)</text:span></text:p>
      <text:p text:style-name="P11"/>
      <text:p text:style-name="P1"><text:span text:style-name="T11">- méthode : Trello (tableau Kanban), méthode SCRU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6T20:42:51.288000000</dc:date>
    <meta:editing-duration>PT3M58S</meta:editing-duration>
    <meta:editing-cycles>2</meta:editing-cycles>
    <meta:generator>LibreOffice/7.2.0.4$Windows_X86_64 LibreOffice_project/9a9c6381e3f7a62afc1329bd359cc48accb6435b</meta:generator>
    <meta:document-statistic meta:table-count="0" meta:image-count="0" meta:object-count="0" meta:page-count="1" meta:paragraph-count="15" meta:word-count="317" meta:character-count="1947" meta:non-whitespace-character-count="1643"/>
  </office:meta>
</office:document-meta>
</file>